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4.262cm" fo:min-width="11.01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objectwithoutfill">
      <style:graphic-properties svg:stroke-width="0.053cm" svg:stroke-color="#7e002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middle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middle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middle" draw:auto-grow-height="true" draw:auto-grow-width="false" fo:min-height="0.55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.053cm" svg:stroke-color="#ff66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.053cm" svg:stroke-color="#0084d1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053cm" svg:stroke-color="#aec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draw:stroke-dash="Dashed_20__28_var_29__20_1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draw:stroke-dash="Dashed_20__28_var_29__20_1" svg:stroke-width="0cm" svg:stroke-color="#0084d1" draw:marker-start="" draw:marker-start-width="0.2cm" draw:marker-start-center="false" draw:marker-end="" draw:marker-end-width="0.2cm" draw:marker-end-center="false" draw:fill="solid" draw:fill-color="#0084d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draw:stroke-dash="Dashed_20__28_var_29__20_1" svg:stroke-width="0cm" svg:stroke-color="#aecf00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c5000b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top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top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66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84d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aecf00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aecf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84d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84d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c5000b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/>
      <style:text-properties fo:color="#7e0021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7e002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66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84d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aecf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e002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fo:font-variant="normal" fo:text-transform="none" fo:color="#7e002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5cm" svg:x="0.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1cm" svg:y1="0.9cm" svg:x2="4.8cm" svg:y2="0.9cm">
          <text:p/>
        </draw:line>
        <draw:line draw:style-name="gr2" draw:text-style-name="P2" draw:layer="layout" svg:x1="7.4cm" svg:y1="0.9cm" svg:x2="9.1cm" svg:y2="0.9cm">
          <text:p/>
        </draw:line>
        <draw:frame draw:style-name="gr3" draw:text-style-name="P4" draw:layer="layout" svg:width="1.9cm" svg:height="1.361cm" svg:x="10.4cm" svg:y="1.421cm">
          <draw:text-box>
            <text:p text:style-name="P3"><text:span text:style-name="T1">MO</text:span><text:span text:style-name="T1">SI</text:span></text:p>
          </draw:text-box>
        </draw:frame>
        <draw:frame draw:style-name="gr4" draw:text-style-name="P6" draw:layer="layout" svg:width="1.91cm" svg:height="1.361cm" svg:x="10.4cm" svg:y="2.339cm">
          <draw:text-box>
            <text:p text:style-name="P5"><text:span text:style-name="T2">MIS</text:span><text:span text:style-name="T2">O</text:span></text:p>
          </draw:text-box>
        </draw:frame>
        <draw:frame draw:style-name="gr5" draw:text-style-name="P8" draw:layer="layout" svg:width="1.61cm" svg:height="0.806cm" svg:x="10.7cm" svg:y="3.5cm">
          <draw:text-box>
            <text:p text:style-name="P7"><text:span text:style-name="T3">SC</text:span><text:span text:style-name="T3">K</text:span></text:p>
          </draw:text-box>
        </draw:frame>
        <draw:g>
          <draw:line draw:style-name="gr6" draw:text-style-name="P9" draw:layer="layout" svg:x1="0.1cm" svg:y1="2.4cm" svg:x2="12.1cm" svg:y2="2.4cm">
            <text:p/>
          </draw:line>
          <draw:line draw:style-name="gr7" draw:text-style-name="P10" draw:layer="layout" svg:x1="0.8cm" svg:y1="1.4cm" svg:x2="0.8cm" svg:y2="2.4cm">
            <text:p/>
          </draw:line>
          <draw:line draw:style-name="gr8" draw:text-style-name="P9" draw:layer="layout" svg:x1="0.1cm" svg:y1="3.3cm" svg:x2="12.1cm" svg:y2="3.3cm">
            <text:p/>
          </draw:line>
          <draw:line draw:style-name="gr9" draw:text-style-name="P11" draw:layer="layout" svg:x1="1.2cm" svg:y1="1.4cm" svg:x2="1.2cm" svg:y2="3.3cm">
            <text:p/>
          </draw:line>
          <draw:line draw:style-name="gr10" draw:text-style-name="P9" draw:layer="layout" svg:x1="0.1cm" svg:y1="4.2cm" svg:x2="12.1cm" svg:y2="4.2cm">
            <text:p/>
          </draw:line>
          <draw:custom-shape draw:style-name="gr11" draw:text-style-name="P12" draw:layer="layout" svg:width="0.2cm" svg:height="0.2cm" svg:x="0.7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layer="layout" svg:width="0.2cm" svg:height="0.2cm" svg:x="1.1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draw:layer="layout" svg:width="0.2cm" svg:height="0.2cm" svg:x="1.5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5" draw:layer="layout" svg:x1="1.6cm" svg:y1="1.4cm" svg:x2="1.6cm" svg:y2="4.2cm">
            <text:p/>
          </draw:line>
          <draw:line draw:style-name="gr15" draw:text-style-name="P10" draw:layer="layout" svg:x1="5.101cm" svg:y1="1.4cm" svg:x2="5.101cm" svg:y2="2.4cm">
            <text:p/>
          </draw:line>
          <draw:line draw:style-name="gr16" draw:text-style-name="P11" draw:layer="layout" svg:x1="5.501cm" svg:y1="1.4cm" svg:x2="5.501cm" svg:y2="3.3cm">
            <text:p/>
          </draw:line>
          <draw:custom-shape draw:style-name="gr17" draw:text-style-name="P12" draw:layer="layout" svg:width="0.2cm" svg:height="0.2cm" svg:x="5.001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2cm" svg:height="0.2cm" svg:x="5.401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layout" svg:width="0.2cm" svg:height="0.2cm" svg:x="5.801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5" draw:layer="layout" svg:x1="5.901cm" svg:y1="1.4cm" svg:x2="5.901cm" svg:y2="4.2cm">
            <text:p/>
          </draw:line>
          <draw:line draw:style-name="gr21" draw:text-style-name="P10" draw:layer="layout" svg:x1="9.401cm" svg:y1="1.4cm" svg:x2="9.401cm" svg:y2="2.4cm">
            <text:p/>
          </draw:line>
          <draw:line draw:style-name="gr22" draw:text-style-name="P11" draw:layer="layout" svg:x1="9.801cm" svg:y1="1.4cm" svg:x2="9.801cm" svg:y2="3.3cm">
            <text:p/>
          </draw:line>
          <draw:custom-shape draw:style-name="gr23" draw:text-style-name="P12" draw:layer="layout" svg:width="0.2cm" svg:height="0.2cm" svg:x="9.301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draw:layer="layout" svg:width="0.2cm" svg:height="0.2cm" svg:x="9.701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2cm" svg:height="0.2cm" svg:x="10.101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0.201cm" svg:y1="1.4cm" svg:x2="10.201cm" svg:y2="4.2cm">
            <text:p/>
          </draw:line>
        </draw:g>
        <draw:custom-shape draw:style-name="gr27" draw:text-style-name="P17" draw:layer="layout" svg:width="2.6cm" svg:height="1cm" svg:x="0.5cm" svg:y="0.4cm">
          <text:p text:style-name="P16"><text:span text:style-name="T4">Slav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6cm" svg:height="1cm" svg:x="4.8cm" svg:y="0.4cm">
          <text:p text:style-name="P16"><text:span text:style-name="T4">Mast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6cm" svg:height="1cm" svg:x="9.1cm" svg:y="0.4cm">
          <text:p text:style-name="P16"><text:span text:style-name="T4">Slave</text:span></text:p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2.3cm" svg:height="1.361cm" svg:x="2.8cm" svg:y="0.2cm">
          <draw:text-box>
            <text:p text:style-name="P19"><text:span text:style-name="T5">SS</text:span><text:span text:style-name="T6">1</text:span></text:p>
          </draw:text-box>
        </draw:frame>
        <draw:frame draw:style-name="gr31" draw:text-style-name="P20" draw:layer="layout" svg:width="2.1cm" svg:height="1.361cm" svg:x="7.2cm" svg:y="0.2cm">
          <draw:text-box>
            <text:p text:style-name="P19"><text:span text:style-name="T5">S</text:span><text:span text:style-name="T5">S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21:38:32.466778051</meta:creation-date>
    <dc:date>2016-08-13T21:55:55.079662452</dc:date>
    <meta:editing-duration>PT3M35S</meta:editing-duration>
    <meta:editing-cycles>1</meta:editing-cycles>
    <meta:generator>LibreOffice/5.1.4.2$Linux_X86_64 LibreOffice_project/10m0$Build-2</meta:generator>
    <meta:document-statistic meta:object-count="33"/>
  </office:meta>
</office:document-meta>
</file>